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top" draw:auto-grow-height="false" fo:min-height="1.75cm" fo:min-width="8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1.75cm" fo:min-width="0.1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1.5cm" fo:min-width="0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35cm" fo:min-width="0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2.6cm" fo:min-width="0cm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5.6cm" fo:min-width="0cm"/>
    </style:style>
    <style:style style:name="gr9" style:family="graphic" style:parent-style-name="standard">
      <style:graphic-properties svg:stroke-color="#cccccc" draw:fill-color="#cccccc" draw:textarea-horizontal-align="justify" draw:textarea-vertical-align="middle" draw:auto-grow-height="false" fo:min-height="3.55cm" fo:min-width="0cm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0.55cm" fo:min-width="0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2.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6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.75cm" fo:min-width="8.5cm"/>
    </style:style>
    <style:style style:name="gr15" style:family="graphic" style:parent-style-name="Объект_20_без_20_заливки_20_и_20_линий">
      <style:graphic-properties draw:stroke="none" draw:fill="solid" draw:fill-color="#ffff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ffffe0" draw:textarea-horizontal-align="justify" draw:textarea-vertical-align="middle" draw:auto-grow-height="false" fo:min-height="0.75cm" fo:min-width="8.5cm"/>
    </style:style>
    <style:style style:name="gr17" style:family="graphic" style:parent-style-name="Объект_20_без_20_заливки_20_и_20_линий">
      <style:graphic-properties draw:stroke="none" draw:fill="solid" draw:fill-color="#ffffe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1.245cm" fo:margin-right="0cm" fo:text-align="start" fo:text-indent="0cm"/>
    </style:style>
    <style:style style:name="P10" style:family="paragraph">
      <loext:graphic-properties draw:fill="solid" draw:fill-color="#ffffcc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1" style:family="paragraph">
      <loext:graphic-properties draw:fill="solid" draw:fill-color="#ffffcc"/>
      <style:paragraph-properties fo:margin-left="1.245cm" fo:margin-right="0cm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 draw:fill-color="#ffffcc"/>
      <style:paragraph-properties fo:text-align="center"/>
    </style:style>
    <style:style style:name="P13" style:family="paragraph">
      <loext:graphic-properties draw:fill="solid" draw:fill-color="#ffffcc"/>
      <style:paragraph-properties fo:margin-left="1.245cm" fo:margin-right="0cm" fo:text-align="center" fo:text-indent="0cm"/>
      <style:text-properties fo:font-size="10pt" style:font-size-asian="10pt" style:font-size-complex="10pt"/>
    </style:style>
    <style:style style:name="P14" style:family="paragraph">
      <loext:graphic-properties draw:fill="solid" draw:fill-color="#ffffe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fffe0"/>
      <style:paragraph-properties fo:margin-left="1.245cm" fo:margin-right="0cm" fo:text-align="start" fo:text-indent="0cm"/>
      <style:text-properties fo:font-size="10pt" style:font-size-asian="10pt" style:font-size-complex="10pt"/>
    </style:style>
    <style:style style:name="P16" style:family="paragraph">
      <loext:graphic-properties draw:fill="solid" draw:fill-color="#ffffe0"/>
      <style:paragraph-properties fo:text-align="center"/>
    </style:style>
    <style:style style:name="P17" style:family="paragraph">
      <loext:graphic-properties draw:fill="solid" draw:fill-color="#ffff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ffffcc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solid" draw:fill-color="#ffffcc"/>
      <style:paragraph-properties fo:text-align="center"/>
      <style:text-properties fo:font-size="10pt" style:font-size-asian="12pt" style:font-size-complex="12pt"/>
    </style:style>
    <style:style style:name="P20" style:family="paragraph">
      <style:paragraph-properties fo:margin-left="1.245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9cm" svg:height="2cm" svg:x="1cm" svg:y="21cm">
          <text:p text:style-name="P1"><text:span text:style-name="T1">[Предприятие]СГГ/[Отдел]СЦ</text:span></text:p>
          <text:p text:style-name="P1"><text:span text:style-name="T2">/[Участок СЦ]Списание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1cm" svg:x="1cm" svg:y="1cm">
          <draw:text-box>
            <text:p text:style-name="P1"><text:span text:style-name="T3">Схема движения ЗИП для СЦ</text:span></text:p>
          </draw:text-box>
        </draw:frame>
        <draw:custom-shape draw:style-name="gr3" draw:text-style-name="P1" draw:layer="layout" svg:width="0.6cm" svg:height="2cm" svg:x="2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2cm" svg:x="7.7cm" svg:y="7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cm" svg:height="2cm" svg:x="2.7cm" svg:y="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cm" svg:height="2cm" svg:x="2.701cm" svg:y="7.0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2cm" svg:x="7.7cm" svg:y="11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cm" svg:height="2cm" svg:x="2.7cm" svg:y="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2cm" svg:x="7.7cm" svg:y="15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5" draw:text-style-name="P4" draw:layer="layout" svg:width="0.6cm" svg:height="2cm" svg:x="12.7cm" svg:y="15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3cm" svg:height="0.6cm" svg:x="12.8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cm" svg:height="2.85cm" draw:transform="rotate (1.5707963267949) translate (10cm 14.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4" draw:layer="layout" svg:width="0.3cm" svg:height="5.85cm" draw:transform="rotate (1.5707963267949) translate (12cm 13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3cm" svg:height="3.8cm" svg:x="17.85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2cm" svg:x="2.7cm" svg:y="1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cm" svg:height="2cm" svg:x="2.7cm" svg:y="2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6cm" svg:height="2cm" draw:transform="rotate (-1.5707963267949) translate (12cm 2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3cm" svg:height="0.8cm" draw:transform="rotate (-1.5707963267949) translate (12.8cm 21.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0.3cm" svg:height="2.45cm" svg:x="12.8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cm" svg:height="2cm" draw:transform="rotate (-1.5707963267949) translate (12cm 13.0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5" draw:layer="layout" svg:width="4cm" svg:height="0.773cm" svg:x="7cm" svg:y="12.027cm">
          <draw:text-box>
            <text:p><text:span text:style-name="T4">Кладовщик</text:span></text:p>
          </draw:text-box>
        </draw:frame>
        <draw:frame draw:style-name="gr12" draw:text-style-name="P5" draw:layer="layout" svg:width="4cm" svg:height="0.773cm" svg:x="2cm" svg:y="11.054cm">
          <draw:text-box>
            <text:p><text:span text:style-name="T4">Кладовщик</text:span></text:p>
          </draw:text-box>
        </draw:frame>
        <draw:frame draw:style-name="gr12" draw:text-style-name="P5" draw:layer="layout" svg:width="4cm" svg:height="0.773cm" svg:x="7cm" svg:y="8cm">
          <draw:text-box>
            <text:p><text:span text:style-name="T4">Кладовщик</text:span></text:p>
          </draw:text-box>
        </draw:frame>
        <draw:frame draw:style-name="gr12" draw:text-style-name="P5" draw:layer="layout" svg:width="4cm" svg:height="0.773cm" svg:x="2cm" svg:y="7cm">
          <draw:text-box>
            <text:p><text:span text:style-name="T4">Кладовщик</text:span></text:p>
          </draw:text-box>
        </draw:frame>
        <draw:frame draw:style-name="gr12" draw:text-style-name="P5" draw:layer="layout" svg:width="4cm" svg:height="0.773cm" svg:x="2cm" svg:y="15cm">
          <draw:text-box>
            <text:p><text:span text:style-name="T4">Кладовщик</text:span></text:p>
          </draw:text-box>
        </draw:frame>
        <draw:frame draw:style-name="gr12" draw:text-style-name="P5" draw:layer="layout" svg:width="4cm" svg:height="0.773cm" svg:x="7cm" svg:y="16.027cm">
          <draw:text-box>
            <text:p><text:span text:style-name="T4">Кладовщик</text:span></text:p>
          </draw:text-box>
        </draw:frame>
        <draw:frame draw:style-name="gr12" draw:text-style-name="P5" draw:layer="layout" svg:width="3cm" svg:height="0.773cm" svg:x="17cm" svg:y="16.027cm">
          <draw:text-box>
            <text:p><text:span text:style-name="T4">Кладовщик</text:span></text:p>
          </draw:text-box>
        </draw:frame>
        <draw:frame draw:style-name="gr12" draw:text-style-name="P5" draw:layer="layout" svg:width="3cm" svg:height="0.773cm" svg:x="12cm" svg:y="15.027cm">
          <draw:text-box>
            <text:p><text:span text:style-name="T4">Кладовщик</text:span></text:p>
          </draw:text-box>
        </draw:frame>
        <draw:frame draw:style-name="gr13" draw:text-style-name="P7" draw:layer="layout" svg:width="3.216cm" svg:height="0.645cm" svg:x="11.984cm" svg:y="19.455cm">
          <draw:text-box>
            <text:p text:style-name="P6"><text:span text:style-name="T4">Инж. по ремонту</text:span></text:p>
          </draw:text-box>
        </draw:frame>
        <draw:frame draw:style-name="gr12" draw:text-style-name="P5" draw:layer="layout" svg:width="3cm" svg:height="0.773cm" svg:x="2cm" svg:y="23.027cm">
          <draw:text-box>
            <text:p><text:span text:style-name="T4">Кладовщик</text:span></text:p>
          </draw:text-box>
        </draw:frame>
        <draw:frame draw:style-name="gr13" draw:text-style-name="P7" draw:layer="layout" svg:width="3.216cm" svg:height="0.645cm" svg:x="2.084cm" svg:y="19cm">
          <draw:text-box>
            <text:p text:style-name="P6"><text:span text:style-name="T4">Инж. по ремонту</text:span></text:p>
          </draw:text-box>
        </draw:frame>
        <draw:g>
          <draw:custom-shape draw:style-name="gr14" draw:text-style-name="P8" draw:layer="layout" svg:width="9cm" svg:height="1cm" svg:x="1cm" svg:y="3cm">
            <text:p text:style-name="P1"><text:span text:style-name="T5">[Предприятие]СГГ/</text:span></text:p>
            <text:p text:style-name="P1"><text:span text:style-name="T2">[Заявка]МТР201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9cm" svg:height="1cm" svg:x="1cm" svg:y="5cm">
            <text:p text:style-name="P9"><text:span text:style-name="T4">Кладовщик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9cm" svg:height="1cm" svg:x="1cm" svg:y="4cm">
            <text:p text:style-name="P9"><text:span text:style-name="T6">Кладовщик</text:span><text:span text:style-name="T4"> </text:span><text:span text:style-name="T7">Изменить примечание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cm" svg:height="0.8cm" svg:x="1cm" svg:y="4.1cm">
            <draw:image xlink:href="Pictures/10000201000000180000001814F7592D171D5357.png" xlink:type="simple" xlink:show="embed" xlink:actuate="onLoad">
              <text:p/>
            </draw:image>
          </draw:frame>
          <draw:frame draw:style-name="gr15" draw:text-style-name="P12" draw:layer="layout" svg:width="0.845cm" svg:height="0.845cm" svg:x="1cm" svg:y="5.078cm">
            <draw:image xlink:href="Pictures/1000020100000018000000183D7EF4844885CD16.png" xlink:type="simple" xlink:show="embed" xlink:actuate="onLoad">
              <text:p/>
            </draw:image>
          </draw:frame>
          <draw:custom-shape draw:style-name="gr14" draw:text-style-name="P13" draw:layer="layout" svg:width="9cm" svg:height="1cm" svg:x="1cm" svg:y="6cm">
            <text:p text:style-name="P9"><text:span text:style-name="T4">Кладовщик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45cm" svg:height="0.845cm" svg:x="1cm" svg:y="6.078cm">
            <draw:image xlink:href="Pictures/100002010000001800000018EE2E92586DAADE17.png" xlink:type="simple" xlink:show="embed" xlink:actuate="onLoad">
              <text:p/>
            </draw:image>
          </draw:frame>
        </draw:g>
        <draw:g>
          <draw:custom-shape draw:style-name="gr16" draw:text-style-name="P14" draw:layer="layout" svg:width="9cm" svg:height="1cm" svg:x="1cm" svg:y="9cm">
            <text:p text:style-name="P1"><text:span text:style-name="T8">[Предприятие]***Гирс-Сервис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9cm" svg:height="1cm" svg:x="1cm" svg:y="10cm">
            <text:p text:style-name="P9"><text:span text:style-name="T6">Кладовщик </text:span><text:span text:style-name="T7">Входной контроль ЗИП</text:span></text:p>
            <text:p text:style-name="P9"><text:span text:style-name="T6">Кладовщик </text:span><text:span text:style-name="T7">Изменить примечание</text:span></text:p>
            <draw:enhanced-geometry svg:viewBox="0 0 21600 21600" draw:type="rectangle" draw:enhanced-path="M 0 0 L 21600 0 21600 21600 0 21600 0 0 Z N"/>
          </draw:custom-shape>
          <draw:frame draw:style-name="gr17" draw:text-style-name="P16" draw:layer="layout" svg:width="0.8cm" svg:height="0.8cm" svg:x="1cm" svg:y="10.1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custom-shape draw:style-name="gr14" draw:text-style-name="P17" draw:layer="layout" svg:width="9cm" svg:height="1cm" svg:x="1cm" svg:y="13cm">
            <text:p text:style-name="P1"><text:span text:style-name="T5">[Предприятие]СГГ/[Отдел]СЦ</text:span></text:p>
            <text:p text:style-name="P1"><text:span text:style-name="T2">/[Участок СЦ]Склад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9cm" svg:height="1cm" svg:x="1cm" svg:y="14cm">
            <text:p text:style-name="P9"><text:span text:style-name="T6">Кладовщик </text:span><text:span text:style-name="T7">Изменить примечание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cm" svg:height="0.8cm" svg:x="1cm" svg:y="14.1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custom-shape draw:style-name="gr14" draw:text-style-name="P17" draw:layer="layout" svg:width="9cm" svg:height="1cm" svg:x="1cm" svg:y="17cm">
            <text:p text:style-name="P1"><text:span text:style-name="T5">[Предприятие]СГГ/[Отдел]СЦ</text:span></text:p>
            <text:p text:style-name="P1"><text:span text:style-name="T2">/[Участок СЦ]Ремонтный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9cm" svg:height="1cm" svg:x="1cm" svg:y="18cm">
            <text:p text:style-name="P9"><text:span text:style-name="T6">Инж. по ремонту <text:s/></text:span><text:span text:style-name="T7">Изменить примечание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cm" svg:height="0.8cm" svg:x="1cm" svg:y="18.1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custom-shape draw:style-name="gr14" draw:text-style-name="P18" draw:layer="layout" svg:width="9cm" svg:height="1cm" svg:x="11cm" svg:y="17cm">
            <text:p text:style-name="P1"><text:span text:style-name="T9">[Предприятие]СГГ/[Отдел]СЦ/[Участок СЦ]Ремонтный</text:span></text:p>
            <text:p text:style-name="P1"><text:span text:style-name="T2">/[***Геофизическое оборудование]***№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9cm" svg:height="1cm" svg:x="11cm" svg:y="18cm">
            <text:p text:style-name="P9"><text:span text:style-name="T6">Инж. по ремонту <text:s/></text:span><text:span text:style-name="T7">Изменить примечание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cm" svg:height="0.8cm" svg:x="11cm" svg:y="18.1cm">
            <draw:image xlink:href="Pictures/10000201000000180000001814F7592D171D5357.png" xlink:type="simple" xlink:show="embed" xlink:actuate="onLoad">
              <text:p/>
            </draw:image>
          </draw:frame>
        </draw:g>
        <draw:g>
          <draw:custom-shape draw:style-name="gr14" draw:text-style-name="P19" draw:layer="layout" svg:width="9cm" svg:height="1cm" svg:x="1cm" svg:y="25cm">
            <text:p text:style-name="P1"><text:span text:style-name="T10">[Предприятие]СГГ/[Отдел]СЦ</text:span></text:p>
            <text:p text:style-name="P1"><text:span text:style-name="T11">/[Участок СЦ]Утилизация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9cm" svg:height="1cm" svg:x="1cm" svg:y="26cm">
            <text:p text:style-name="P20"><text:span text:style-name="T4">Кладовщик</text:span></text:p>
            <draw:enhanced-geometry svg:viewBox="0 0 21600 21600" draw:type="rectangle" draw:enhanced-path="M 0 0 L 21600 0 21600 21600 0 21600 0 0 Z N"/>
          </draw:custom-shape>
          <draw:frame draw:style-name="gr15" draw:text-style-name="P12" draw:layer="layout" svg:width="0.845cm" svg:height="0.845cm" svg:x="1cm" svg:y="26.078cm">
            <draw:image xlink:href="Pictures/100002010000001800000018EE2E92586DAADE17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4-28T19:13:34.291000000</dc:date>
    <meta:editing-duration>PT2H14M52S</meta:editing-duration>
    <meta:editing-cycles>13</meta:editing-cycles>
    <meta:generator>LibreOffice/5.1.2.2$Windows_x86 LibreOffice_project/d3bf12ecb743fc0d20e0be0c58ca359301eb705f</meta:generator>
    <meta:document-statistic meta:object-count="60"/>
  </office:meta>
</office:document-meta>
</file>